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8mm"/>
    </style:style>
    <style:style style:name="co2" style:family="table-column">
      <style:table-column-properties fo:break-before="auto" style:column-width="112.57mm"/>
    </style:style>
    <style:style style:name="co3" style:family="table-column">
      <style:table-column-properties fo:break-before="auto" style:column-width="140.78mm"/>
    </style:style>
    <style:style style:name="co4" style:family="table-column">
      <style:table-column-properties fo:break-before="auto" style:column-width="164.8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</table:table-row>
        <table:table-row table:style-name="ro1">
          <table:table-cell office:value-type="string" calcext:value-type="string">
            <text:p>Buzón de propuestas y Quejas</text:p>
          </table:table-cell>
          <table:table-cell office:value-type="string" calcext:value-type="string">
            <text:p>SI CEIS ( Centro de Información y Servicios) </text:p>
          </table:table-cell>
          <table:table-cell office:value-type="string" calcext:value-type="string">
            <text:p>Quejas</text:p>
          </table:table-cell>
          <table:table-cell office:value-type="string" calcext:value-type="string">
            <text:p>Aspectos de Rendimiento de CE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pectos Funcionales de CE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pectos Operativos de CE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  <table:table-cell office:value-type="string" calcext:value-type="string">
            <text:p>Aspectos de Rendimiento de CE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pectos Funcionales de CE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pectos Operativos de CEIS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(vacío)</text:p>
          </table:table-cell>
          <table:table-cell office:value-type="string" calcext:value-type="string">
            <text:p>Cámaras de la guard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  <table:table-cell office:value-type="string" calcext:value-type="string">
            <text:p>Inclusión sitio web a lista de sitios permit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lta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pe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IAAP, Sistemas e Información</text:p>
          </table:table-cell>
          <table:table-cell office:value-type="string" calcext:value-type="string">
            <text:p>Formación - <text:s/>Jornad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table:number-columns-repeated="2"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nolog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Procesos Selectivos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  <table:table-cell office:value-type="string" calcext:value-type="string">
            <text:p>Aplicaciones del puesto de trabaj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orte en el uso de aplicacione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 office:value-type="string" calcext:value-type="string">
            <text:p>Certificados digita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 office:value-type="string" calcext:value-type="string">
            <text:p>Desbloqueo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relativa a poner en marcha una oficina de regi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 office:value-type="string" calcext:value-type="string">
            <text:p>Información General sobre el 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 Emi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cceso a estadís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 office:value-type="string" calcext:value-type="string">
            <text:p>Activos Fijos- Contabilidad Patrimoni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Certificado Interven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ltas general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traseñas/Sinc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/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 office:value-type="string" calcext:value-type="string">
            <text:p>Calendario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l Sector Públ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 office:value-type="string" calcext:value-type="string">
            <text:p>Fondo de Liquidez Autonó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 a Provee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 office:value-type="string" calcext:value-type="string">
            <text:p>Acce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ARE (Aplicación de Remisión Electrónica)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aplic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Otros procedimientos de Remisión Electrónica</text:p>
          </table:table-cell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Portal BOJA</text:p>
          </table:table-cell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Remisión en Soporte Papel</text:p>
          </table:table-cell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– Otro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Tributaria/Cita Prev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rograma PAD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– Problema de conexión</text:p>
          </table:table-cell>
          <table:table-cell office:value-type="string" calcext:value-type="string">
            <text:p>Delegación Provin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s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icina Liquidad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  <table:table-cell office:value-type="string" calcext:value-type="string">
            <text:p>Cuestiones Gene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R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 Electrónica – Aplicación PUEF</text:p>
          </table:table-cell>
          <table:table-cell office:value-type="string" calcext:value-type="string">
            <text:p>Acceso a la Ap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ct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m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yec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tiva S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  <table:table-cell office:value-type="string" calcext:value-type="string">
            <text:p>Consulta Exped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Incompatibilidade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Libro de Sugerencias y Reclamacione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Plataforma RDAC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Errores configuració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R.P.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  <table:table-cell office:value-type="string" calcext:value-type="string">
            <text:p>Subida/bajada fich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 office:value-type="string" calcext:value-type="string">
            <text:p>Definición y Gest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 office:value-type="string" calcext:value-type="string">
            <text:p>Concursos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 office:value-type="string" calcext:value-type="string">
            <text:p>Acceso / promo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 office:value-type="string" calcext:value-type="string">
            <text:p>Elecciones sindi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  <table:table-cell office:value-type="string" calcext:value-type="string">
            <text:p>01-Nombramiento / Contrato / 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sulta Codigo Usuario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as consul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office:value-type="string" calcext:value-type="string">
            <text:p>Autorización Caucional Vehícul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resenta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 office:value-type="string" calcext:value-type="string">
            <text:p>Histó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territor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Garant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 office:value-type="string" calcext:value-type="string">
            <text:p>Actuaciones en representación de terc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utos y Tasas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 office:value-type="string" calcext:value-type="string">
            <text:p>Aplic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deu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 office:value-type="string" calcext:value-type="string">
            <text:p>Captura y mantenimiento de documentos y casil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y Correspond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 office:value-type="string" calcext:value-type="string">
            <text:p>Carga y control del censo de Notarios (CG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/Salida In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 office:value-type="string" calcext:value-type="string">
            <text:p>Gener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aforma de Firma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 office:value-type="string" calcext:value-type="string">
            <text:p>Aplazamientos / Fraccion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tas de circu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 office:value-type="string" calcext:value-type="string">
            <text:p>Construcción e impresión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 office:value-type="string" calcext:value-type="string">
            <text:p>Honorarios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s de honorarios y Regular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 office:value-type="string" calcext:value-type="string">
            <text:p>Censo de autoriz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de documentos de imp.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 office:value-type="string" calcext:value-type="string">
            <text:p>Carga y control del Plan Anual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y control de Índices Fis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 office:value-type="string" calcext:value-type="string">
            <text:p>Servicios WEB de generación, comunicación e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 office:value-type="string" calcext:value-type="string">
            <text:p>Apertura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 office:value-type="string" calcext:value-type="string">
            <text:p>Certificado de de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 office:value-type="string" calcext:value-type="string">
            <text:p>Actualización de datos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y disociación de 0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tamiento específico de 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 office:value-type="string" calcext:value-type="string">
            <text:p>Bingo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Seguimiento económ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 office:value-type="string" calcext:value-type="string">
            <text:p>Control y recepción documentos recaudación tributaria (Editra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ingresos en form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 office:value-type="string" calcext:value-type="string">
            <text:p>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xcep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  <table:table-cell office:value-type="string" calcext:value-type="string">
            <text:p>Doc. De motivación de valoración (03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ación por precios medios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(vacío)</text:p>
          </table:table-cell>
          <table:table-cell office:value-type="string" calcext:value-type="string">
            <text:p>Cámaras de la guard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  <table:table-cell office:value-type="string" calcext:value-type="string">
            <text:p>Inclusión sitio web a lista de sitios permit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lta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IAAP, Sistemas e Información</text:p>
          </table:table-cell>
          <table:table-cell office:value-type="string" calcext:value-type="string">
            <text:p>Formación - <text:s/>Jornad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/ grabación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table:number-columns-repeated="2"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nolog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Procesos Selectivos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  <table:table-cell office:value-type="string" calcext:value-type="string">
            <text:p>Aplicaciones del puesto de trabaj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orte en el uso de aplicacione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Editra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Pasarel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Transief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(Transief, Pasarela, Editran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 office:value-type="string" calcext:value-type="string">
            <text:p>Certificados digita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 office:value-type="string" calcext:value-type="string">
            <text:p>Desbloqueo de administrador deleg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bloqueo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con la impresión del sel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de acceso a la ap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de configuración de la impre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de configuración del escá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en la Distribución de la docum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en la Recepción de la docum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para Administrador deleg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 office:value-type="string" calcext:value-type="string">
            <text:p>Problemática de 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/ b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enticación /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  <table:table-cell office:value-type="string" calcext:value-type="string">
            <text:p>Errore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al adjuntar docum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relacionados con el hardware de su equ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relacionados con el software de su equipo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cceso a estadís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  <table:table-cell office:value-type="string" calcext:value-type="string">
            <text:p>Subsistema Ciudadanía - IGA-JdA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CONSUMO R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  <table:table-cell office:value-type="string" calcext:value-type="string">
            <text:p>Integración con Gestores de tare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ración con HP-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 office:value-type="string" calcext:value-type="string">
            <text:p>Activos Fijos- Contabilidad Patrimoni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traseñas/Sinc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de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/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 office:value-type="string" calcext:value-type="string">
            <text:p>Calendario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l Sector Públ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 office:value-type="string" calcext:value-type="string">
            <text:p>Fondo de Liquidez Autonó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 a Provee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 office:value-type="string" calcext:value-type="string">
            <text:p>Acce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ARE (Aplicación de Remisión Electrónica)</text:p>
          </table:table-cell>
          <table:table-cell office:value-type="string" calcext:value-type="string">
            <text:p>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Generación y Publicación del BOJA Electrónic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Otros procedimientos de Remisión Electrón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Portal BOJA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eti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por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Remisión en Soporte Papel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– Problema de conexión</text:p>
          </table:table-cell>
          <table:table-cell office:value-type="string" calcext:value-type="string">
            <text:p>Delegación Provin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s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icina Liquidad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  <table:table-cell office:value-type="string" calcext:value-type="string">
            <text:p>Cuestiones Gene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R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 Electrónica – Aplicación PUEF</text:p>
          </table:table-cell>
          <table:table-cell office:value-type="string" calcext:value-type="string">
            <text:p>Cliente de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onibi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ct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aplic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sito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por la ap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ática de 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Libro de Sugerencias y Reclamacione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o inadecu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Plataforma RDAC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Fallos conexió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R.P.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  <table:table-cell office:value-type="string" calcext:value-type="string">
            <text:p>Subida/bajada fich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 office:value-type="string" calcext:value-type="string">
            <text:p>Definición y Gest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 office:value-type="string" calcext:value-type="string">
            <text:p>Concursos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 office:value-type="string" calcext:value-type="string">
            <text:p>Acceso / promo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 office:value-type="string" calcext:value-type="string">
            <text:p>Elecciones sindi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  <table:table-cell office:value-type="string" calcext:value-type="string">
            <text:p>01-Nombramiento / Contrato / 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ódigo de Usuario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as consul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office:value-type="string" calcext:value-type="string">
            <text:p>Autorización Caucional Vehícul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resenta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 office:value-type="string" calcext:value-type="string">
            <text:p>Histó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territor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Garant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 office:value-type="string" calcext:value-type="string">
            <text:p>Actuaciones en representación de terc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utos y Tasas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 office:value-type="string" calcext:value-type="string">
            <text:p>Aplic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aplicaciones 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deu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 office:value-type="string" calcext:value-type="string">
            <text:p>Captura y mantenimiento de documentos y casil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y Correspond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 office:value-type="string" calcext:value-type="string">
            <text:p>Carga y control del censo de Notarios (CG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/Salida In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 office:value-type="string" calcext:value-type="string">
            <text:p>Gener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aforma de Firma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 office:value-type="string" calcext:value-type="string">
            <text:p>Aplazamientos / Fraccion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tas de circu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 office:value-type="string" calcext:value-type="string">
            <text:p>Construcción e impresión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 office:value-type="string" calcext:value-type="string">
            <text:p>Honorarios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s de honorarios y Regular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 office:value-type="string" calcext:value-type="string">
            <text:p>Censo de autoriz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de documentos de imp.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 office:value-type="string" calcext:value-type="string">
            <text:p>Carga y control del Plan Anual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y control de Índices Fis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 office:value-type="string" calcext:value-type="string">
            <text:p>Servicios WEB de generación, comunicación e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 office:value-type="string" calcext:value-type="string">
            <text:p>Apertura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 office:value-type="string" calcext:value-type="string">
            <text:p>Certificado de de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 office:value-type="string" calcext:value-type="string">
            <text:p>Actualización de datos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y disociación de 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tamiento específico de 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 office:value-type="string" calcext:value-type="string">
            <text:p>Bingo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Seguimiento económ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 office:value-type="string" calcext:value-type="string">
            <text:p>Control y recepción documentos recaudación tributaria (Editra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ingresos en form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 office:value-type="string" calcext:value-type="string">
            <text:p>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xcep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  <table:table-cell office:value-type="string" calcext:value-type="string">
            <text:p>Doc. De motivación de valoración (03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ación por precios medios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(vacío)</text:p>
          </table:table-cell>
          <table:table-cell office:value-type="string" calcext:value-type="string">
            <text:p>Cámaras de la guardería</text:p>
          </table:table-cell>
          <table:table-cell office:value-type="string" calcext:value-type="string">
            <text:p>Acceso a cámaras de la guard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horarios de acceso a las cámaras de guard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  <table:table-cell office:value-type="string" calcext:value-type="string">
            <text:p>Acceso externo a recursos de red lo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externo a servicios de la Consejería publicados internam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externo al escritorio virtu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externo al ordenador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 office:value-type="string" calcext:value-type="string">
            <text:p>Banco de Españ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pre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sterio de Administraciones Públicas (red SAR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la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ut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  <table:table-cell office:value-type="string" calcext:value-type="string">
            <text:p>Acceso libre a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total (AACC) a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lusión sitio web a lista de sitios permit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lta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table:number-columns-repeated="2"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nolog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Procesos Selectivos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Escáne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dor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ctor de tarjeta criptográfic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avanzad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bás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ia US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ortát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de estación multius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aulas y salas de DDPP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otras aulas y salas de SSCC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sala de formació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éfono móv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  <table:table-cell office:value-type="string" calcext:value-type="string">
            <text:p>Accesorios</text:p>
          </table:table-cell>
          <table:table-cell office:value-type="string" calcext:value-type="string">
            <text:p>Auriculares con c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chufe múltiple analóg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chufe múltiple dig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del puesto de trabajo</text:p>
          </table:table-cell>
          <table:table-cell office:value-type="string" calcext:value-type="string">
            <text:p>Instalación, configuración y acceso a aplicaciones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orte en el uso de aplicacione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 office:value-type="string" calcext:value-type="string">
            <text:p>Consumibles de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mibles de impre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mibles Q-MATIC (Solo DDPP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Alias</text:p>
          </table:table-cell>
          <table:table-cell office:value-type="string" calcext:value-type="string">
            <text:p>Alta, baja o modificación de al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Buzón de correo</text:p>
          </table:table-cell>
          <table:table-cell office:value-type="string" calcext:value-type="string">
            <text:p>Borrado del buzón del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/exportación del buzón del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uración del buzón del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Cuenta de correo</text:p>
          </table:table-cell>
          <table:table-cell office:value-type="string" calcext:value-type="string">
            <text:p>Alta, baja o modificación de cuenta de correo de personal exter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, baja o modificación de cuenta de correo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datos de cuenta de correo de personal funcionario o labo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novación de contraseñ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Lista de correo</text:p>
          </table:table-cell>
          <table:table-cell office:value-type="string" calcext:value-type="string">
            <text:p>Alta, baja o modificación de lista de corr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, baja o modificación de usuario en lista de corr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dia de soportes electrón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ción de información en soportes electrón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 office:value-type="string" calcext:value-type="string">
            <text:p>Acceso a impresora departamental de otro Centro Di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impresora departamen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una impresora loc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 office:value-type="string" calcext:value-type="string">
            <text:p>Desde móvil o portátil corporativos, fuera del territorio na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de ordenador portátil corpor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de teléfono móvil corpor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Instalación de ordenador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esta a punto de ordenador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 office:value-type="string" calcext:value-type="string">
            <text:p>Altavo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ositivo de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cá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ad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re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ctor de tarjeta criptográ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ófo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irada de dispositiv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 office:value-type="string" calcext:value-type="string">
            <text:p>Actualización de información de línea de telefon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ignación nombre en panta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mbio de la categoría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dado electrón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uración de tecl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íos a cuarta llam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íos fijos de llam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ción Jefe-Secre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 de captura telefó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 de sal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línea telefónica f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lamadas entrantes y no contes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stitución de terminal telefónico fi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  <table:table-cell office:value-type="string" calcext:value-type="string">
            <text:p>Alta de línea telefónica móvil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línea telefónica móv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mbio de titularidad de líneas móvi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pia de seguridad de <text:s/>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plicado de SIM y terminal por robo o pérd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lamadas desde el móvil fuera del territorio na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sma línea de teléfono en dos terminales (tarjeta NEXU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smo terminal para dos líneas de teléfono (tarjeta TWI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aración de term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ferencia de datos al nuevo terminal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  <table:table-cell office:value-type="string" calcext:value-type="string">
            <text:p>Acceso a carpe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ación de carpeta en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 de carpe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uración de archivos y carpetas en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uración de datos de la carpeta Mis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 office:value-type="string" calcext:value-type="string">
            <text:p>Desbloqueo de cuen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cuentas de red para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novación de contraseña de cuen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l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l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portes S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cuentas de red para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 office:value-type="string" calcext:value-type="string">
            <text:p>Certificados digitales</text:p>
          </table:table-cell>
          <table:table-cell office:value-type="string" calcext:value-type="string">
            <text:p>Alta o baja de registradores de la FNMT en la Consej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isión de Certificado digital para usuario (sólo DDPP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novación de certificado digital en tarjeta criptográ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 office:value-type="string" calcext:value-type="string">
            <text:p>Aceptación automática por tipo de asu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/baj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 receptores de P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Baja/Modificación de Administradores Dele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Baja/Modificación de Aplic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baja/Modificación Oficina de Regi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 de Tipos de Asuntos para una Oficina de Regi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 Bloqueo de nuevas unidades administrativ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ulación de una recep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mbio de oficina de usuario @r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ación de acta de Buz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bloqueo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avisos/noticias emerg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gerencias de mej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 office:value-type="string" calcext:value-type="string">
            <text:p>Alta/Modificación/Baja de Administrad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Baja de Final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Baja de un 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Baj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de un Servicio a un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ición de acuse de recibo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cceso a estadís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  <table:table-cell office:value-type="string" calcext:value-type="string">
            <text:p>Subsistema Ciudadanía - CIYAT (Siebel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GA-JdA (Siebel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ración con HP-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Usuarios – CEIS (Herramienta Analítica)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 office:value-type="string" calcext:value-type="string">
            <text:p>Activos Fijos- Contabilidad Patrimoni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Modificación Permi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traseñas/Sinc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/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 office:value-type="string" calcext:value-type="string">
            <text:p>Calendario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l Sector Públ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 office:value-type="string" calcext:value-type="string">
            <text:p>Fondo de Liquidez Autonó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 a Provee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 office:value-type="string" calcext:value-type="string">
            <text:p>Acce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- ARE (Aplicación de Remisión Electrónica)</text:p>
          </table:table-cell>
          <table:table-cell office:value-type="string" calcext:value-type="string">
            <text:p>Altas, Bajas y Modificación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eCO Remisión Electrónica</text:p>
          </table:table-cell>
          <table:table-cell office:value-type="string" calcext:value-type="string">
            <text:p>Altas, Bajas y Modificación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- Desbloqueo de contraseñ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 office:value-type="string" calcext:value-type="string">
            <text:p>Configuración de tarjeta para control hor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isión de tarjeta criptográfica y de control de presencia (sólo DDPP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blecimiento PIN de tarjeta criptográ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  <table:table-cell office:value-type="string" calcext:value-type="string">
            <text:p>Cuestiones Gene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R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 office:value-type="string" calcext:value-type="string">
            <text:p>Configuración de Categorías/Prioridad de Co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puesto llamador/ ventani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  <table:table-cell office:value-type="string" calcext:value-type="string">
            <text:p>Alta/baja de administrad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avisos/noticias emerg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gerencias de mej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 table:number-columns-repeated="2" office:value-type="string" calcext:value-type="string">
            <text:p>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R.P.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 office:value-type="string" calcext:value-type="string">
            <text:p>Definición y Gest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 office:value-type="string" calcext:value-type="string">
            <text:p>Concursos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 office:value-type="string" calcext:value-type="string">
            <text:p>Acceso / promo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 office:value-type="string" calcext:value-type="string">
            <text:p>Elecciones sindi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  <table:table-cell office:value-type="string" calcext:value-type="string">
            <text:p>01-Nombramiento / Contrato / 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sulta Codigo Usuario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as consul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office:value-type="string" calcext:value-type="string">
            <text:p>Autorización Caucional Vehícul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resenta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 office:value-type="string" calcext:value-type="string">
            <text:p>Histó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territor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Garant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 office:value-type="string" calcext:value-type="string">
            <text:p>Actuaciones en representación de terc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utos y Tasas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 office:value-type="string" calcext:value-type="string">
            <text:p>Aplic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aplicaciones 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deu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 office:value-type="string" calcext:value-type="string">
            <text:p>Captura y mantenimiento de documentos y casil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y Correspond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 office:value-type="string" calcext:value-type="string">
            <text:p>Carga y control del censo de Notarios (CG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 office:value-type="string" calcext:value-type="string">
            <text:p>Gener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aforma de Firma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 office:value-type="string" calcext:value-type="string">
            <text:p>Aplazamientos / Fraccion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tas de circu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 office:value-type="string" calcext:value-type="string">
            <text:p>Construcción e impresión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 office:value-type="string" calcext:value-type="string">
            <text:p>Honorarios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s de honorarios y Regular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 office:value-type="string" calcext:value-type="string">
            <text:p>Censo de autoriz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de documentos de imp.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 office:value-type="string" calcext:value-type="string">
            <text:p>Carga y control del Plan Anual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y control de Índices Fis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 office:value-type="string" calcext:value-type="string">
            <text:p>Servicios WEB de generación, comunicación e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 office:value-type="string" calcext:value-type="string">
            <text:p>Apertura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 office:value-type="string" calcext:value-type="string">
            <text:p>Certificado de de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 office:value-type="string" calcext:value-type="string">
            <text:p>Actualización de datos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y disociación de 0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tamiento específico de 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 office:value-type="string" calcext:value-type="string">
            <text:p>Bingo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Seguimiento económ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 office:value-type="string" calcext:value-type="string">
            <text:p>Control y recepción documentos recaudación tributaria (Editra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ingresos en form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 office:value-type="string" calcext:value-type="string">
            <text:p>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xcep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  <table:table-cell office:value-type="string" calcext:value-type="string">
            <text:p>Doc. De motivación de valoración (03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ación por precios med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2:43:33.8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08:50:16.739000000</meta:creation-date>
    <dc:date>2015-08-19T12:45:51.658000000</dc:date>
    <meta:editing-duration>PT6M</meta:editing-duration>
    <meta:editing-cycles>3</meta:editing-cycles>
    <meta:generator>LibreOffice/4.4.1.2$Windows_x86 LibreOffice_project/45e2de17089c24a1fa810c8f975a7171ba4cd432</meta:generator>
    <meta:document-statistic meta:table-count="1" meta:cell-count="3099" meta:object-count="0"/>
  </office:meta>
</office:document-meta>
</file>